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02de34" officeooo:paragraph-rsid="0002de34"/>
    </style:style>
    <style:style style:name="P2" style:family="paragraph" style:parent-style-name="Text_20_body">
      <style:paragraph-properties fo:text-align="start" style:justify-single-word="false"/>
      <style:text-properties officeooo:rsid="0002de34" officeooo:paragraph-rsid="0002de34"/>
    </style:style>
    <style:style style:name="P3" style:family="paragraph" style:parent-style-name="Text_20_body">
      <style:text-properties officeooo:rsid="0005f543" officeooo:paragraph-rsid="0005f543"/>
    </style:style>
    <style:style style:name="P4" style:family="paragraph" style:parent-style-name="Text_20_body">
      <style:text-properties officeooo:rsid="0007c2d4" officeooo:paragraph-rsid="0007c2d4"/>
    </style:style>
    <style:style style:name="P5" style:family="paragraph" style:parent-style-name="Text_20_body">
      <style:text-properties officeooo:paragraph-rsid="0005f543"/>
    </style:style>
    <style:style style:name="P6" style:family="paragraph" style:parent-style-name="Text_20_body">
      <style:text-properties officeooo:rsid="0004f7ca" officeooo:paragraph-rsid="0008a91a"/>
    </style:style>
    <style:style style:name="P7" style:family="paragraph" style:parent-style-name="Text_20_body">
      <style:text-properties officeooo:rsid="00094d3d" officeooo:paragraph-rsid="00094d3d"/>
    </style:style>
    <style:style style:name="P8" style:family="paragraph" style:parent-style-name="Text_20_body">
      <style:text-properties officeooo:rsid="000a52ac" officeooo:paragraph-rsid="000a52ac"/>
    </style:style>
    <style:style style:name="P9" style:family="paragraph" style:parent-style-name="Text_20_body">
      <style:text-properties officeooo:rsid="000cdf9c" officeooo:paragraph-rsid="000cdf9c"/>
    </style:style>
    <style:style style:name="P10" style:family="paragraph" style:parent-style-name="Text_20_body">
      <style:text-properties officeooo:rsid="000d99a7" officeooo:paragraph-rsid="000d99a7"/>
    </style:style>
    <style:style style:name="P11" style:family="paragraph" style:parent-style-name="Text_20_body">
      <style:text-properties officeooo:rsid="000d9db7" officeooo:paragraph-rsid="000d9db7"/>
    </style:style>
    <style:style style:name="P12" style:family="paragraph" style:parent-style-name="Text_20_body">
      <style:text-properties officeooo:rsid="000f050c" officeooo:paragraph-rsid="000f050c"/>
    </style:style>
    <style:style style:name="P13" style:family="paragraph" style:parent-style-name="Text_20_body">
      <style:text-properties officeooo:rsid="000f48db" officeooo:paragraph-rsid="000f48db"/>
    </style:style>
    <style:style style:name="P14" style:family="paragraph" style:parent-style-name="Text_20_body">
      <style:text-properties officeooo:rsid="00112c07" officeooo:paragraph-rsid="00112c07"/>
    </style:style>
    <style:style style:name="P15" style:family="paragraph" style:parent-style-name="Heading_20_2">
      <style:paragraph-properties fo:text-align="center" style:justify-single-word="false"/>
    </style:style>
    <style:style style:name="P16" style:family="paragraph" style:parent-style-name="Heading_20_2">
      <style:text-properties officeooo:rsid="000d9db7" officeooo:paragraph-rsid="000d9db7"/>
    </style:style>
    <style:style style:name="P17" style:family="paragraph" style:parent-style-name="Heading_20_3">
      <style:text-properties officeooo:rsid="00112c07" officeooo:paragraph-rsid="00112c07"/>
    </style:style>
    <style:style style:name="P18" style:family="paragraph" style:parent-style-name="Heading_20_3">
      <style:text-properties officeooo:rsid="0008a91a" officeooo:paragraph-rsid="0008a91a"/>
    </style:style>
    <style:style style:name="P19" style:family="paragraph" style:parent-style-name="Text_20_body" style:list-style-name="L1">
      <style:text-properties officeooo:paragraph-rsid="0008a91a"/>
    </style:style>
    <style:style style:name="P20" style:family="paragraph" style:parent-style-name="Text_20_body" style:list-style-name="L1">
      <style:text-properties officeooo:paragraph-rsid="0008cdf3"/>
    </style:style>
    <style:style style:name="P21" style:family="paragraph" style:parent-style-name="Text_20_body" style:list-style-name="L3">
      <style:text-properties officeooo:paragraph-rsid="0007c2d4"/>
    </style:style>
    <style:style style:name="P22" style:family="paragraph" style:parent-style-name="Text_20_body" style:list-style-name="L3">
      <style:text-properties officeooo:rsid="0007c2d4" officeooo:paragraph-rsid="0007c2d4"/>
    </style:style>
    <style:style style:name="P23" style:family="paragraph" style:parent-style-name="Text_20_body" style:list-style-name="L4">
      <style:text-properties officeooo:rsid="00094d3d" officeooo:paragraph-rsid="00094d3d"/>
    </style:style>
    <style:style style:name="P24" style:family="paragraph" style:parent-style-name="Text_20_body" style:list-style-name="L5">
      <style:text-properties officeooo:rsid="000cdf9c" officeooo:paragraph-rsid="000cdf9c"/>
    </style:style>
    <style:style style:name="P25" style:family="paragraph" style:parent-style-name="Text_20_body" style:list-style-name="L6">
      <style:text-properties officeooo:rsid="000d9db7" officeooo:paragraph-rsid="000d9db7"/>
    </style:style>
    <style:style style:name="P26" style:family="paragraph" style:parent-style-name="Text_20_body" style:list-style-name="L7">
      <style:text-properties officeooo:rsid="000d9db7" officeooo:paragraph-rsid="000d9db7"/>
    </style:style>
    <style:style style:name="P27" style:family="paragraph" style:parent-style-name="Text_20_body" style:list-style-name="L7">
      <style:text-properties officeooo:rsid="000f050c" officeooo:paragraph-rsid="000f050c"/>
    </style:style>
    <style:style style:name="P28" style:family="paragraph" style:parent-style-name="Text_20_body" style:list-style-name="L8">
      <style:text-properties officeooo:rsid="000f050c" officeooo:paragraph-rsid="000f050c"/>
    </style:style>
    <style:style style:name="P29" style:family="paragraph" style:parent-style-name="Text_20_body" style:list-style-name="L9">
      <style:text-properties officeooo:rsid="000f050c" officeooo:paragraph-rsid="000f050c"/>
    </style:style>
    <style:style style:name="P30" style:family="paragraph" style:parent-style-name="Text_20_body" style:list-style-name="L10">
      <style:text-properties officeooo:rsid="000f050c" officeooo:paragraph-rsid="000f050c"/>
    </style:style>
    <style:style style:name="P31" style:family="paragraph" style:parent-style-name="Text_20_body" style:list-style-name="L10">
      <style:text-properties officeooo:rsid="000f48db" officeooo:paragraph-rsid="000f48db"/>
    </style:style>
    <style:style style:name="P32" style:family="paragraph" style:parent-style-name="Text_20_body" style:list-style-name="L11">
      <style:text-properties officeooo:rsid="000f48db" officeooo:paragraph-rsid="000f48db"/>
    </style:style>
    <style:style style:name="P33" style:family="paragraph" style:parent-style-name="Text_20_body">
      <style:text-properties officeooo:rsid="0014fda0" officeooo:paragraph-rsid="0014fda0"/>
    </style:style>
    <style:style style:name="P34" style:family="paragraph" style:parent-style-name="Text_20_body" style:list-style-name="L12">
      <style:text-properties officeooo:rsid="0014fda0" officeooo:paragraph-rsid="0014fda0"/>
    </style:style>
    <style:style style:name="P35" style:family="paragraph" style:parent-style-name="Text_20_body" style:list-style-name="L6">
      <style:text-properties officeooo:rsid="0016893f" officeooo:paragraph-rsid="0016893f"/>
    </style:style>
    <style:style style:name="P36" style:family="paragraph" style:parent-style-name="Text_20_body" style:list-style-name="L10">
      <style:text-properties officeooo:rsid="0016893f" officeooo:paragraph-rsid="0016893f"/>
    </style:style>
    <style:style style:name="P37" style:family="paragraph" style:parent-style-name="Text_20_body" style:list-style-name="L11">
      <style:text-properties officeooo:rsid="0016893f" officeooo:paragraph-rsid="0016893f"/>
    </style:style>
    <style:style style:name="T1" style:family="text">
      <style:text-properties officeooo:rsid="00035130"/>
    </style:style>
    <style:style style:name="T2" style:family="text">
      <style:text-properties officeooo:rsid="0005f543"/>
    </style:style>
    <style:style style:name="T3" style:family="text">
      <style:text-properties officeooo:rsid="0007c2d4"/>
    </style:style>
    <style:style style:name="T4" style:family="text">
      <style:text-properties officeooo:rsid="0008a91a"/>
    </style:style>
    <style:style style:name="T5" style:family="text">
      <style:text-properties officeooo:rsid="0004f7ca"/>
    </style:style>
    <style:style style:name="T6" style:family="text">
      <style:text-properties officeooo:rsid="0008cdf3"/>
    </style:style>
    <style:style style:name="T7" style:family="text">
      <style:text-properties officeooo:rsid="000a52ac"/>
    </style:style>
    <style:style style:name="T8" style:family="text">
      <style:text-properties officeooo:rsid="000d99a7"/>
    </style:style>
    <style:style style:name="T9" style:family="text">
      <style:text-properties officeooo:rsid="000f050c"/>
    </style:style>
    <style:style style:name="T10" style:family="text">
      <style:text-properties officeooo:rsid="0014fda0"/>
    </style:style>
    <style:style style:name="T11" style:family="text">
      <style:text-properties officeooo:rsid="00161865"/>
    </style:style>
    <style:style style:name="T12" style:family="text">
      <style:text-properties officeooo:rsid="0016893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2">Case Study – Train Signaling System</text:h>
      <text:p text:style-name="P1">ecobee interview – Kendall Auel</text:p>
      <text:p text:style-name="P1"/>
      <text:p text:style-name="P2">This case study <text:span text:style-name="T3">highlights the design decisions involved in creating a train signaling system. It</text:span> will provide an interactive system for creating train track segments, connecting them together, <text:span text:style-name="T10">adding signals at specified locations, </text:span>adding trains to the tracks, and providing destination points for the trains. <text:span text:style-name="T3">The train traffic is then protected from collisions by use of a signaling system on each segment of track.</text:span></text:p>
      <text:h text:style-name="Heading_20_5" text:outline-level="5">Trains continue to travel until they arrive at a terminator (their destination).</text:h>
      <text:p text:style-name="P2">The system will <text:span text:style-name="T1">have automatic route planning to find optimal routes for the train to reach its destination.</text:span></text:p>
      <text:h text:style-name="Heading_20_2" text:outline-level="2">Technical Decisions</text:h>
      <text:p text:style-name="P6">The case study:</text:p>
      <text:list xml:id="list3723022515" text:style-name="L1">
        <text:list-item>
          <text:p text:style-name="P19"><text:span text:style-name="T4">W</text:span><text:span text:style-name="T5">ill be implemented on a desktop PC </text:span><text:span text:style-name="T4">running Ubuntu Linux </text:span><text:span text:style-name="T6">(20.04)</text:span><text:span text:style-name="T4">.</text:span></text:p>
        </text:list-item>
        <text:list-item>
          <text:p text:style-name="P19"><text:span text:style-name="T4">Will be written in</text:span><text:span text:style-name="T5"> C++ </text:span><text:span text:style-name="T4">(g++ 9.4.0).</text:span></text:p>
        </text:list-item>
        <text:list-item>
          <text:p text:style-name="P20"><text:span text:style-name="T6">Development using an Eclipse C++ </text:span><text:span text:style-name="T10">CMake</text:span><text:span text:style-name="T6"> project.</text:span></text:p>
        </text:list-item>
        <text:list-item>
          <text:p text:style-name="P20"><text:span text:style-name="T6">Source code will be committed to a github repository.</text:span></text:p>
        </text:list-item>
      </text:list>
      <text:p text:style-name="P33">The track network is essentially a special case of a non-directed graph, with the graph edges representing track segments, the edge weights are the track lengths, and the nodes are one of three flavors:</text:p>
      <text:list xml:id="list1473783391" text:style-name="L12">
        <text:list-item>
          <text:p text:style-name="P34">Terminator (only one edge connected)</text:p>
        </text:list-item>
        <text:list-item>
          <text:p text:style-name="P34">Continuation (two edges are connected)</text:p>
        </text:list-item>
        <text:list-item>
          <text:p text:style-name="P34">Junction (three edges are connected)</text:p>
        </text:list-item>
      </text:list>
      <text:p text:style-name="P33">The junction isn’t a true graph node, since it has a left/right switch from the common edge to one of the fork edges. Also, there is no path possible from one fork edge to another.</text:p>
      <text:p text:style-name="P33">This will make route optimization a little tricky, since a straightforward adjacency list and breadth-first search must take into account the special junction rules.</text:p>
      <text:h text:style-name="Heading_20_2" text:outline-level="2">Basic Operation</text:h>
      <text:h text:style-name="P17" text:outline-level="3">Signals</text:h>
      <text:p text:style-name="P14">As an embedded system case study, the main part of this project that represents <text:span text:style-name="T11">a device under control</text:span> is the signal <text:span text:style-name="T11">device</text:span>. <text:span text:style-name="T11">To more accurately represent distributed embedded microprocessors, the signal </text:span><text:soft-page-break/><text:span text:style-name="T11">objects could run as separate threads, with simulated train sensing devices and a communication protocol.</text:span></text:p>
      <text:h text:style-name="P18" text:outline-level="3">Track Segment</text:h>
      <text:p text:style-name="P3">A track segment has a length and two endpoints.</text:p>
      <text:p text:style-name="P5"><text:span text:style-name="T2">An endpoint </text:span><text:span text:style-name="T11">is attached to a node. Each node can have up to three endpoints.</text:span><text:span text:style-name="T2"> </text:span><text:span text:style-name="T11">Each endpoint can also support a signaling device.</text:span></text:p>
      <text:p text:style-name="P4">If the endpoint has:</text:p>
      <text:list xml:id="list2656230359" text:style-name="L3">
        <text:list-item>
          <text:p text:style-name="P22"><text:span text:style-name="T11">One</text:span> connection – it is a terminator. The train stops at the endpoint.</text:p>
        </text:list-item>
        <text:list-item>
          <text:p text:style-name="P22"><text:span text:style-name="T11">Two </text:span>connection<text:span text:style-name="T11">s</text:span> – it is a continuation. The train stops only if <text:span text:style-name="T11">a</text:span> signal is red.</text:p>
        </text:list-item>
        <text:list-item>
          <text:p text:style-name="P21"><text:span text:style-name="T11">Three</text:span><text:span text:style-name="T3"> connections – it is a junction. The junction can be set to left or right. The train stops only if the </text:span><text:span text:style-name="T4">switched connection</text:span><text:span text:style-name="T3"> signal is red, </text:span><text:span text:style-name="T11">or if incoming from a fork that is not switched.</text:span></text:p>
        </text:list-item>
      </text:list>
      <text:h text:style-name="Heading_20_3" text:outline-level="3">Train</text:h>
      <text:p text:style-name="P7">A train has a length, a direction, and a destination. It may also have a velocity, acceleration, and maximum velocity – although that can be skipped for simplicity.</text:p>
      <text:list xml:id="list539799785" text:style-name="L4">
        <text:list-item>
          <text:p text:style-name="P23"><text:span text:style-name="T11">We can ignore the </text:span>length <text:span text:style-name="T11">by assuming it </text:span>is <text:span text:style-name="T11">always </text:span>less than one track segment.</text:p>
        </text:list-item>
        <text:list-item>
          <text:p text:style-name="P23">Direction is relative to the track segment that the train is currently on (toward endpoint <text:span text:style-name="T11">A</text:span> or endpoint <text:span text:style-name="T11">B</text:span>).</text:p>
        </text:list-item>
        <text:list-item>
          <text:p text:style-name="P23">The destination is an endpoint of a specific track segment, <text:span text:style-name="T7">and a route to get there.</text:span></text:p>
        </text:list-item>
      </text:list>
      <text:h text:style-name="Heading_20_3" text:outline-level="3">Route</text:h>
      <text:p text:style-name="P8"><text:span text:style-name="T11">The only control a train has over its route is the setting of the junction switches. At its simplest, a route is an ordered list of junction switch settings, and only for junctions we approach from the common edge.</text:span></text:p>
      <text:h text:style-name="Heading_20_3" text:outline-level="3">Simulation</text:h>
      <text:p text:style-name="P9">There are two elements of the simulation.</text:p>
      <text:list xml:id="list1086188126" text:style-name="L5">
        <text:list-item>
          <text:p text:style-name="P24">The movement of trains from one segment to the next.</text:p>
        </text:list-item>
        <text:list-item>
          <text:p text:style-name="P24">The update of signals to reflect safety of passage into each segment.</text:p>
        </text:list-item>
      </text:list>
      <text:p text:style-name="P10">Generally speaking, the importance of the signals is at junction points. We do not want a train entering a section of continuous track only to stop partway due an oncoming train. Both trains will be required to stop, resulting in a deadlock.</text:p>
      <text:p text:style-name="P10">Instead, we want trains to proceed through a junction only if we can protect the train’s route through to its next junction passage.</text:p>
      <text:p text:style-name="P10"><text:soft-page-break/>If a train is following another train going in the same direction, the signal at each continuous connection point serves to prevent the lead train from being rear-ended. But these signals won’t cause a deadlock as both trains can continue moving.</text:p>
      <text:p text:style-name="P7">Each simulation step will transfer a moving train from the segment it is currently on to the next segment in its direction of motion, provided <text:span text:style-name="T12">the </text:span><text:span text:style-name="T8">signal in front of it is green.</text:span></text:p>
      <text:p text:style-name="P11">Then, the safety signals are re-evaluated based on the new position of the train.</text:p>
      <text:p text:style-name="P11">If no train can continue moving (at a terminator, at its destination, or its signal stays red) then the simulation is complete.</text:p>
      <text:h text:style-name="P16" text:outline-level="2">Implementation</text:h>
      <text:p text:style-name="P11">The main objects for the implementation for the track layout are:</text:p>
      <text:list xml:id="list2086022905" text:style-name="L6">
        <text:list-item>
          <text:p text:style-name="P35">Graph edges (the track segments)</text:p>
          <text:list>
            <text:list-item>
              <text:p text:style-name="P35">Optional signal at one or both endpoints.</text:p>
            </text:list-item>
          </text:list>
        </text:list-item>
        <text:list-item>
          <text:p text:style-name="P35">Graph nodes (the connection points)</text:p>
          <text:list>
            <text:list-item>
              <text:p text:style-name="P25"><text:span text:style-name="T12">J</text:span>unction switch <text:span text:style-name="T12">setting (for junctions)</text:span></text:p>
            </text:list-item>
          </text:list>
        </text:list-item>
        <text:list-item>
          <text:p text:style-name="P35">Collections of edges and nodes for iterating as needed.</text:p>
        </text:list-item>
      </text:list>
      <text:p text:style-name="P11">Each train consists of</text:p>
      <text:list xml:id="list1023366185" text:style-name="L7">
        <text:list-item>
          <text:p text:style-name="P26">The train attributes <text:span text:style-name="T9">(length, position, direction)</text:span></text:p>
        </text:list-item>
        <text:list-item>
          <text:p text:style-name="P26">The route</text:p>
          <text:list>
            <text:list-item>
              <text:p text:style-name="P27">Current route status</text:p>
            </text:list-item>
          </text:list>
        </text:list-item>
      </text:list>
      <text:p text:style-name="P12">In addition we will have <text:span text:style-name="T12">interactive functions:</text:span></text:p>
      <text:list xml:id="list1590958798" text:style-name="L8">
        <text:list-item>
          <text:p text:style-name="P28">The track layout builder</text:p>
        </text:list-item>
        <text:list-item>
          <text:p text:style-name="P28">The train placer / route builder</text:p>
        </text:list-item>
        <text:list-item>
          <text:p text:style-name="P28">The train motion simulator</text:p>
        </text:list-item>
      </text:list>
      <text:h text:style-name="Heading_20_5" text:outline-level="5">Track Segment <text:span text:style-name="T12">(Edge)</text:span></text:h>
      <text:p text:style-name="P12">Data:</text:p>
      <text:list xml:id="list1889524108" text:style-name="L9">
        <text:list-item>
          <text:p text:style-name="P29">Identifier</text:p>
        </text:list-item>
        <text:list-item>
          <text:p text:style-name="P29">Length</text:p>
        </text:list-item>
        <text:list-item>
          <text:p text:style-name="P29">Connection <text:span text:style-name="T12">(node) </text:span>1 <text:span text:style-name="T12">and node connection type</text:span></text:p>
        </text:list-item>
        <text:list-item>
          <text:p text:style-name="P29">Connection <text:span text:style-name="T12">(node) </text:span>2 <text:span text:style-name="T12">and node connection type</text:span></text:p>
        </text:list-item>
        <text:list-item>
          <text:p text:style-name="P29">Pointer to occupying train (or null)</text:p>
        </text:list-item>
      </text:list>
      <text:p text:style-name="P12"><text:soft-page-break/>Methods:</text:p>
      <text:list xml:id="list3583876441" text:style-name="L10">
        <text:list-item>
          <text:p text:style-name="P30">Connect track segment</text:p>
        </text:list-item>
        <text:list-item>
          <text:p text:style-name="P36">Get signal status for an endpoint</text:p>
        </text:list-item>
        <text:list-item>
          <text:p text:style-name="P36">Get node for an endpoint</text:p>
        </text:list-item>
        <text:list-item>
          <text:p text:style-name="P31">Set occupying train</text:p>
        </text:list-item>
      </text:list>
      <text:h text:style-name="Heading_20_5" text:outline-level="5">Track Connection <text:span text:style-name="T12">(Node)</text:span></text:h>
      <text:p text:style-name="P13">Data:</text:p>
      <text:list xml:id="list3572499108" text:style-name="L11">
        <text:list-item>
          <text:p text:style-name="P32">Identifier</text:p>
        </text:list-item>
        <text:list-item>
          <text:p text:style-name="P37">Track (edge) 1 and endpoint – this is a terminator, continuation, or junction common</text:p>
        </text:list-item>
        <text:list-item>
          <text:p text:style-name="P37">Track (edge) 2 and endpoint – this is a continuation, or junction left fork</text:p>
        </text:list-item>
        <text:list-item>
          <text:p text:style-name="P37">Track (edge) 3 and endpoint – this is a junction right fork</text:p>
        </text:list-item>
        <text:list-item>
          <text:p text:style-name="P37">Junction switch setting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4T19:08:26.661494189</meta:creation-date>
    <dc:date>2023-03-20T02:20:21.634859094</dc:date>
    <meta:editing-duration>PT3H30M32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4" meta:paragraph-count="78" meta:word-count="931" meta:character-count="5377" meta:non-whitespace-character-count="4555"/>
  </office:meta>
</office:document-meta>
</file>